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 style:master-page-name="Standard">
      <style:paragraph-properties style:page-number="1" fo:break-before="auto" fo:break-after="auto"/>
    </style:style>
    <style:style style:name="P3" style:family="paragraph" style:parent-style-name="Title">
      <style:paragraph-properties fo:break-before="auto" fo:break-after="auto"/>
    </style:style>
    <style:style style:name="P4" style:family="paragraph" style:parent-style-name="Title">
      <style:paragraph-properties fo:text-align="center" style:justify-single-word="false" fo:break-before="auto" fo:break-aft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: Yvette Monger, GT Tower 7, Lllamados</text:p>
      <text:p text:style-name="P1">From: Frederick Monger, GT Office, Ankh Morpork</text:p>
      <text:p text:style-name="P1"/>
      <text:p text:style-name="P1">All Safe Stop</text:p>
      <text:p text:style-name="P1">Renovations Going Well Stop</text:p>
      <text:p text:style-name="P1">Returning Tomorrow Stop</text:p>
      <text:p text:style-name="P1">Love Fred stop</text:p>
      <text:p text:style-name="P4"><text:bookmark text:name="_biooh27zu5aq"/></text:p>
      <text:p text:style-name="P4"><text:bookmark text:name="_to4xb4mgxrm2"/></text:p>
      <text:p text:style-name="P3"><text:bookmark text:name="_114yr5w28ct4"/></text:p>
      <text:p text:style-name="P4"><text:bookmark text:name="_oqvtye573rqu"/>Document 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7" meta:word-count="29" meta:character-count="174" meta:non-whitespace-character-count="152"/>
    <meta:generator>LibreOfficeDev/6.0.5.2$Linux_X86_64 LibreOffice_project/</meta:generator>
  </office:meta>
</office:document-meta>
</file>